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JavaScript</text:p>
          </table:table-cell>
          <table:table-cell office:value-type="percentage" office:value="0.954">
            <text:p>95,40%</text:p>
          </table:table-cell>
        </table:table-row>
        <table:table-row table:style-name="ro2">
          <table:table-cell office:value-type="string">
            <text:p>PHP</text:p>
          </table:table-cell>
          <table:table-cell office:value-type="percentage" office:value="0.034">
            <text:p>3,40%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percentage" office:value="0.011">
            <text:p>1,10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>
            <draw:frame table:end-cell-address="Tabelle1.D21" table:end-x="2.196cm" table:end-y="0.053cm" draw:z-index="0" draw:style-name="gr1" svg:width="7.999cm" svg:height="6.999cm" svg:x="0.971cm" svg:y="0.28cm">
              <draw:object draw:notify-on-update-of-ranges="Tabelle1.A1:Tabelle1.A3 Tabelle1.B1:Tabelle1.B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13.01.2013</text:date>, <text:time>23:58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3T23:31:44.10</meta:creation-date>
    <dc:date>2013-01-13T23:58:41.35</dc:date>
    <meta:editing-duration>PT00H11M57S</meta:editing-duration>
    <meta:editing-cycles>1</meta:editing-cycles>
    <meta:document-statistic meta:table-count="3" meta:cell-count="6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circle" chart:style-name="ch1">
        <chart:title svg:x="2.134cm" svg:y="0.141cm" chart:style-name="ch2">
          <text:p>Code of Repository</text:p>
        </chart:title>
        <chart:legend chart:legend-position="end" svg:x="5.693cm" svg:y="1.014cm" chart:style-name="ch3"/>
        <chart:plot-area chart:style-name="ch4" table:cell-range-address="Tabelle1.A1:Tabelle1.B3" chart:data-source-has-labels="column" svg:x="0.16cm" svg:y="0.784cm" svg:width="5.522cm" svg:height="5.936cm">
          <chart:axis chart:dimension="x" chart:name="primary-x" chart:style-name="ch5">
            <chart:categories table:cell-range-address="Tabelle1.A1:Tabelle1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B1:Tabelle1.B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 text:id="Tabelle1.A1:Tabelle1.A3">JavaScript</text:p>
              </table:table-cell>
              <table:table-cell office:value-type="float" office:value="0.954">
                <text:p text:id="Tabelle1.B1:Tabelle1.B3">0.954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